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Consolas" fo:font-size="10.5pt" fo:font-weight="normal" fo:background-color="#1e1e1e"/>
    </style:style>
    <style:style style:name="P2" style:family="paragraph" style:parent-style-name="Standard">
      <style:paragraph-properties style:line-height-at-least="0.503cm"/>
      <style:text-properties fo:color="#569cd6" loext:opacity="100%" style:font-name="Consolas" fo:font-size="10.5pt" fo:font-weight="bold" fo:background-color="#1e1e1e"/>
    </style:style>
    <style:style style:name="P3" style:family="paragraph" style:parent-style-name="Standard">
      <style:paragraph-properties style:line-height-at-least="0.503cm"/>
    </style:style>
    <style:style style:name="P4" style:family="paragraph" style:parent-style-name="Standard">
      <style:paragraph-properties style:line-height-at-least="0.503cm" fo:text-align="center" style:justify-single-word="false"/>
    </style:style>
    <style:style style:name="P5" style:family="paragraph" style:parent-style-name="Standard">
      <style:paragraph-properties style:line-height-at-least="0.503cm" fo:text-align="center" style:justify-single-word="false"/>
      <style:text-properties fo:font-size="24pt" style:font-size-asian="24pt" style:font-size-complex="24pt"/>
    </style:style>
    <style:style style:name="P6" style:family="paragraph" style:parent-style-name="Standard">
      <style:paragraph-properties style:line-height-at-least="0.503cm"/>
      <style:text-properties fo:font-size="14pt" style:font-size-asian="14pt" style:font-size-complex="14pt"/>
    </style:style>
    <style:style style:name="P7" style:family="paragraph" style:parent-style-name="Standard">
      <style:paragraph-properties style:line-height-at-least="0.503cm"/>
      <style:text-properties fo:font-size="14pt" officeooo:paragraph-rsid="001b33a7" style:font-size-asian="14pt" style:font-size-complex="14pt"/>
    </style:style>
    <style:style style:name="T1" style:family="text">
      <style:text-properties fo:color="#6796e6" loext:opacity="100%"/>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Projet "Garagiste"</text:p>
      <text:p text:style-name="P4"/>
      <text:p text:style-name="P4"/>
      <text:p text:style-name="P3"/>
      <text:p text:style-name="P6">## <text:span text:style-name="T2">Objectif</text:span></text:p>
      <text:p text:style-name="P6"/>
      <text:p text:style-name="P6">Sur la base des notes de réunion prises par un collaborateur, établir un cahier des charges puis le mettre à exécution.</text:p>
      <text:p text:style-name="P6"/>
      <text:p text:style-name="P6">## <text:span text:style-name="T2">Étapes</text:span></text:p>
      <text:p text:style-name="P6"/>
      <text:p text:style-name="P6">### Étape 1</text:p>
      <text:p text:style-name="P6"/>
      <text:p text:style-name="P6">Établir le cahier des charges au format PDF, en reprenant les points discutés en réunion et en ajoutant, en annexe, la liste des questions laissées sans réponse mais nécessaires pour répondre efficacement à la demande.</text:p>
      <text:p text:style-name="P6"/>
      <text:p text:style-name="P6">Le cahier des charges devra présenter un planning prévisionnel fictif ainsi qu'une recommandation de solution technique.</text:p>
      <text:p text:style-name="P6"/>
      <text:p text:style-name="P6">### Étape 2</text:p>
      <text:p text:style-name="P6"/>
      <text:p text:style-name="P6">- Sur la base du cahier des charges élaboré, mettre en œuvre le design du site demandé.</text:p>
      <text:p text:style-name="P6"/>
      <text:p text:style-name="P6">## <text:span text:style-name="T2">Livrables</text:span></text:p>
      <text:p text:style-name="P6"/>
      <text:p text:style-name="P6">- Un fichier PDF contenant le cahier des charges</text:p>
      <text:p text:style-name="P6"/>
      <text:p text:style-name="P6">- Un fichier PDF contenant la proposition de logo et de charte graphique ainsi que leurs</text:p>
      <text:p text:style-name="P7"><text:s text:c="3"/>justifications esthétiques et techniques</text:p>
      <text:p text:style-name="P7"/>
      <text:p text:style-name="P6">- Un fichier PDF contenant les maquettes mobile et ordinateur</text:p>
      <text:p text:style-name="P6"/>
      <text:p text:style-name="P6">- Un fichier SVG contenant le log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08:43:08.932000000</meta:creation-date>
    <dc:date>2021-11-30T16:11:21.089000000</dc:date>
    <meta:editing-duration>PT6H13M19S</meta:editing-duration>
    <meta:editing-cycles>2</meta:editing-cycles>
    <meta:generator>LibreOffice/7.2.0.4$Windows_X86_64 LibreOffice_project/9a9c6381e3f7a62afc1329bd359cc48accb6435b</meta:generator>
    <meta:document-statistic meta:table-count="0" meta:image-count="0" meta:object-count="0" meta:page-count="1" meta:paragraph-count="15" meta:word-count="150" meta:character-count="892" meta:non-whitespace-character-count="754"/>
  </office:meta>
</office:document-meta>
</file>